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1.524cm" svg:height="1.524cm" svg:x="3.286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5.445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7.604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11.92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4.081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16.24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4.048cm" svg:y1="4.302cm" svg:x2="6.207cm" svg:y2="4.302cm" draw:start-shape="id1" draw:start-glue-point="4" draw:end-shape="id2" draw:end-glue-point="4" svg:d="m4048 4302c0-751 2159-751 2159 0">
          <text:p/>
        </draw:connector>
        <draw:connector draw:style-name="gr2" draw:text-style-name="P1" draw:layer="layout" draw:type="curve" svg:x1="4.048cm" svg:y1="4.302cm" svg:x2="8.366cm" svg:y2="4.302cm" draw:start-shape="id1" draw:start-glue-point="4" draw:end-shape="id3" draw:end-glue-point="4" svg:d="m4048 4302c0-751 4318-751 4318 0">
          <text:p/>
        </draw:connector>
        <draw:connector draw:style-name="gr2" draw:text-style-name="P1" draw:layer="layout" draw:type="curve" svg:x1="4.048cm" svg:y1="4.302cm" svg:x2="12.684cm" svg:y2="4.302cm" draw:start-shape="id1" draw:start-glue-point="4" draw:end-shape="id4" draw:end-glue-point="4" svg:d="m4048 4302c0-751 8636-751 8636 0">
          <text:p/>
        </draw:connector>
        <draw:connector draw:style-name="gr2" draw:text-style-name="P1" draw:layer="layout" draw:type="curve" svg:x1="4.048cm" svg:y1="4.302cm" svg:x2="14.843cm" svg:y2="4.302cm" draw:start-shape="id1" draw:start-glue-point="4" draw:end-shape="id5" draw:end-glue-point="0" svg:d="m4048 4302c0-751 10795-751 10795 0">
          <text:p/>
        </draw:connector>
        <draw:connector draw:style-name="gr2" draw:text-style-name="P1" draw:layer="layout" draw:type="curve" svg:x1="4.048cm" svg:y1="4.302cm" svg:x2="17.002cm" svg:y2="4.302cm" draw:start-shape="id1" draw:start-glue-point="4" draw:end-shape="id6" draw:end-glue-point="4" svg:d="m4048 4302c0-751 12954-751 12954 0">
          <text:p/>
        </draw:connector>
        <draw:connector draw:style-name="gr2" draw:text-style-name="P1" draw:layer="layout" draw:type="curve" svg:x1="6.207cm" svg:y1="5.826cm" svg:x2="8.366cm" svg:y2="5.826cm" draw:start-shape="id2" draw:start-glue-point="8" draw:end-shape="id3" svg:d="m6207 5826c0 753 2159 753 2159 0">
          <text:p/>
        </draw:connector>
        <draw:connector draw:style-name="gr2" draw:text-style-name="P1" draw:layer="layout" draw:type="curve" svg:x1="6.207cm" svg:y1="5.826cm" svg:x2="12.684cm" svg:y2="5.826cm" draw:start-shape="id2" draw:start-glue-point="8" draw:end-shape="id4" draw:end-glue-point="8" svg:d="m6207 5826c0 753 6477 753 6477 0">
          <text:p/>
        </draw:connector>
        <draw:connector draw:style-name="gr2" draw:text-style-name="P1" draw:layer="layout" draw:type="curve" svg:x1="6.207cm" svg:y1="5.826cm" svg:x2="14.843cm" svg:y2="5.826cm" draw:start-shape="id2" draw:start-glue-point="8" draw:end-shape="id5" draw:end-glue-point="8" svg:d="m6207 5826c0 753 8636 753 8636 0">
          <text:p/>
        </draw:connector>
        <draw:connector draw:style-name="gr2" draw:text-style-name="P1" draw:layer="layout" draw:type="curve" svg:x1="6.207cm" svg:y1="5.826cm" svg:x2="17.002cm" svg:y2="5.826cm" draw:start-shape="id2" draw:start-glue-point="8" draw:end-shape="id6" draw:end-glue-point="8" svg:d="m6207 5826c0 753 10795 753 10795 0">
          <text:p/>
        </draw:connector>
        <draw:connector draw:style-name="gr2" draw:text-style-name="P1" draw:layer="layout" draw:type="curve" svg:x1="8.905cm" svg:y1="4.525cm" svg:x2="11.922cm" svg:y2="5.064cm" draw:start-shape="id3" draw:start-glue-point="11" draw:end-shape="id4" draw:end-glue-point="6" svg:d="m8905 4525c2431 0 923 539 3017 539">
          <text:p/>
        </draw:connector>
        <draw:connector draw:style-name="gr2" draw:text-style-name="P1" draw:layer="layout" draw:type="curve" svg:x1="8.905cm" svg:y1="4.525cm" svg:x2="14.081cm" svg:y2="5.064cm" draw:start-shape="id3" draw:start-glue-point="11" draw:end-shape="id5" draw:end-glue-point="6" svg:d="m8905 4525c4050 0 1462 539 5176 539">
          <text:p/>
        </draw:connector>
        <draw:connector draw:style-name="gr2" draw:text-style-name="P1" draw:layer="layout" draw:type="curve" svg:x1="8.905cm" svg:y1="4.525cm" svg:x2="16.24cm" svg:y2="5.064cm" draw:start-shape="id3" draw:start-glue-point="11" draw:end-shape="id6" draw:end-glue-point="6" svg:d="m8905 4525c5670 0 2003 539 7335 539">
          <text:p/>
        </draw:connector>
        <draw:connector draw:style-name="gr2" draw:text-style-name="P1" draw:layer="layout" draw:type="curve" svg:x1="12.145cm" svg:y1="5.603cm" svg:x2="15.382cm" svg:y2="5.603cm" draw:start-shape="id4" draw:start-glue-point="7" draw:end-shape="id5" draw:end-glue-point="9" svg:d="m12145 5603c0 1087 3237 1087 3237 0">
          <text:p/>
        </draw:connector>
        <draw:connector draw:style-name="gr2" draw:text-style-name="P1" draw:layer="layout" draw:type="curve" svg:x1="12.145cm" svg:y1="5.603cm" svg:x2="17.541cm" svg:y2="5.603cm" draw:start-shape="id4" draw:start-glue-point="7" draw:end-shape="id6" draw:end-glue-point="9" svg:d="m12145 5603c0 1087 5396 1087 5396 0">
          <text:p/>
        </draw:connector>
        <draw:connector draw:style-name="gr2" draw:text-style-name="P1" draw:layer="layout" draw:type="curve" svg:x1="15.382cm" svg:y1="4.525cm" svg:x2="17.764cm" svg:y2="5.064cm" draw:start-shape="id5" draw:start-glue-point="11" draw:end-shape="id6" draw:end-glue-point="10" svg:d="m15382 4525c0-1086 1442-905 2226-499s909 1038 156 1038">
          <text:p/>
        </draw:connector>
        <draw:custom-shape draw:style-name="gr1" draw:text-style-name="P1" draw:layer="layout" svg:width="0.254cm" svg:height="0.254cm" svg:x="9.509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144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906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yun </meta:initial-creator>
    <meta:creation-date>2012-10-14T19:19:11</meta:creation-date>
    <dc:date>2012-10-14T19:47:55</dc:date>
    <dc:creator>Peiyun </dc:creator>
    <meta:editing-duration>PT28M46S</meta:editing-duration>
    <meta:editing-cycles>1</meta:editing-cycles>
    <meta:document-statistic meta:object-count="24"/>
    <meta:generator>LibreOffice/3.4$Unix LibreOffice_project/340m1$Build-402</meta:generator>
  </office:meta>
</office:document-meta>
</file>